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cofeek</text:initial-creator></text:p>
      <text:p text:style-name="OrgSubtitle"/>
      <text:p text:style-name="Text_20_body">Колонка Билла Гейтса
</text:p>
      <text:p text:style-name="Text_20_body">Билл Гейтс - обладатель золотого сертификата MN
</text:p>
      <text:p text:style-name="Text_20_body">Вы можете отправить сообщение Биллу Гейтсу на электронную почту. Адрес: askbill@microsoft.com.
(Заметьте, что слово "AT" в скобках вместо символа, который не печатается в газетах)
Или напишите ему по адресу The care of New Yourk Times Syndication Sales Corps 122E. 42nd St.,New Yourk N.Y. 10168
</text:p>
      <text:p text:style-name="Text_20_body">Ответы на самые часто-задаваемые вопросы будут расположены в этой колонке. Билл Гейтс сожалет о невозможности лично ответить на неопубликованные вопросы 
</text:p>
      <text:p text:style-name="Text_20_body">Я получаю много вопросов о своем успехе, поэтому я отвечу на некоторые из них, чтобы отразить важность ошибок, обратную сторону успеха 
</text:p>
      <text:p text:style-name="Text_20_body">Удача играет большую роль в Успехе
Билл Гейтс
</text:p>
      <text:p text:style-name="Text_20_body">Вопрос: Как сильно вы верите во вклад  судьбы и удачи в ваш успех? Эшутош К. (SRF.BOM@SRF.sprintrpg.sprint.com)
</text:p>
      <text:p text:style-name="Text_20_body">ВОПРОС: Насколько вы верите в то, что судьба или невезение
повлияли на ваш успех? Ашутош К. (SRF.BOM@SRF.sprintrpg.sprint.com)
</text:p>
      <text:p text:style-name="Text_20_body">ОТВЕТ: Удача сыграла огромную роль. Отчасти это произошло
после того, как я пришел в мир бизнеса, но моя полоса везения началась
гораздо раньше - мне повезло, что у меня была семья и
учителя, которые поддерживали меня.
Дети часто преуспевают, когда
получают такое внимание. Я был невероятно рад,
что в детстве подружился с Полом Алленом, чьи идеи оказались
решающими для успеха компании, которую мы основали вместе.
без Пола не было бы Microsoft - для нашего успеха было важно, как вы вовремя организовали первую компанию по разработке программного
обеспечения для персональных компьютеров. Выбор времени был не совсем удачным, но без большого везения этого бы не произошло.
Я подчеркиваю важность рождения в нужное время в пересмотренном издании моей книги "Дорога вперед".
Мой друг Уоррен Баффет, которого часто называют величайшим инвестором мира,
говорит о том, как он благодарен судьбе за то, что живет в такое время, когда его особые таланты ценятся.
Уоррен говорит, что если бы он родился несколько тысяч лет назад он, вероятно, был
бы обедом какого-нибудь животного, но он родился в эпоху,
когда существует фондовый рынок и Уоррен получает награду за свое уникальное понимание
рынка, поэтому звезды футбола тоже должны быть благодарны, говорит Уоррен.
По его словам, просто случайно появилась игра, в которой оказывается,
что парень, который может забрасывать клюшку забавной формы в
штанги ворот в изрядном проценте случаев, может зарабатывать миллионы
долларов в год. Подобно Уоррену и сегодняшним футбольным звездам, я
родился в нужном месте и в нужное время: когда тебе везет и ты успешен.-
однако важно не останавливаться на достигнутом. Удача может
обернуться против нас, и клиенты требуют от многих людей и
компаний, чтобы они добились успеха. Серьезные ошибки редко допускаются. Я
надеюсь оставаться успешным, но гарантий нет.
ВОПРОС: Как гражданство США помогло вам осуществить
ваши мечты? Ганеш Кумар, Бостон (Ganesh-
Kumar(AT) hphc.org )
ОТВЕТ: В
Соединенных Штатах больше, чем где бы то ни было, распространено молодежное предпринимательство.
Я основал Microsoft, когда мне было 19 лет. В большинстве стран я не смог бы этого сделать
. В США молодым людям охотно предлагают
основать компанию и нанять сотрудников. Общественность, пресса и
рынок часто обращают внимание на продукцию компании,
несмотря на молодость ее руководителя. Если вы окажетесь на удивление
пока вы очень молоды, многие американцы относят
вас к категории "превосходящих ожидания": вы вышли за
рамки обычного, и им интересно, на что еще вы способны
Такая восприимчивость к вундеркиндам - привлекательное качество американской
культуры. Это способствовало моему раннему успеху, а также ранним
успехам Майкла Делла, Марка Андриссена и других
представителей компьютерной индустрии. По мере того, как мир становится все более
предпринимательским, а правительства осознают важность предоставления рынку
возможности принимать решения, появляются начинающие предприниматели из разных стран.
От Восточной Европы до Китая и многих других стран.
ВОПРОС: Как вам удавалось оставаться сосредоточенным даже после
того, как вы стали финансово благополучны? Брэд Джирард
(goal(AT)direcf.ca)
ОТВЕТ: Деньги могут отвлекать некоторых людей, но не всех
Наличие денег на самом деле помогает мне оставаться сосредоточенным. Это позволяет мне
нанять садовника, чтобы у меня было больше времени проводить с семьей.
Это позволяет мне платить кому-то за мойку моей машины, чтобы я мог сосредоточиться
на задачах на работе и на том, что у меня получается лучше всего. Сохранение сосредоточенности
</text:p>
      <text:list text:style-name="OrgBulletedList" text:continue-numbering="false">
        <text:list-item>
          <text:p text:style-name="Text_20_body">ключ к успеху. Вы должны понимать круг своих конкурентов.-
</text:p>
        </text:list-item>
      </text:list>
      <text:p text:style-name="Text_20_body">следовательно, занимайтесь тем, в чем вы хороши, и тратьте на это свое время и
энергию. Наличие денег - не повод выходить за рамки
привычного. Многие люди не сосредотачиваются на том, что они делают хорошо, и для чего.
деньги могут быть серьезным - если не привлекательным - отвлекающим фактором.
ВОПРОС: Какая ваша самая большая ошибка в жизни? Джози Мигель
Пеккури. Мексика (ggarcia(AT) compact.com .mx)
ОТВЕТ: С точки зрения моей профессиональной деятельности, мой
ответ звучит довольно обыденно. Я не успел запустить в своей компании
выпуск электронных почтовых продуктов так быстро, как следовало бы,
из-за моего опоздания мы отстали. Я также сожалею, что были определенные люди, которых мы
не смогли привлечь на работу. Возможно, я мог бы приложить немного больше усилий, чтобы
нанять их. Что касается меня лично, я совершил немало
ошибок, но не многие из них я бы исправил: Большинство
ошибок в жизни напоминают нам о наших ограничениях. Обычно они оказываются
одними из самых ценных вещей, с которыми мы сталкиваемся.
Авторское право Билла Гейтса за 1998 год
Распространяется New York Times Специальные материалы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cofeek</dc:creator>
    <meta:initial-creator>cofeek</meta:initial-creator>
    <dc:date>2024-05-17T10:14:39</dc:date>
    <meta:creation-date>2024-05-17T10:14:39</meta:creation-date>
    <meta:generator>Emacs 28.2 (Org mode 9.5.5)</meta:generator>
    <meta:keyword/>
    <dc:subject/>
    <dc:title/>
  </office:meta>
</office:document-meta>
</file>